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Experiment 1: Switching Features (use gender features for age classification and vice versa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Target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Gende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Features</text:p>
          </table:table-cell>
          <table:table-cell table:style-name="ce4" office:value-type="string" calcext:value-type="string">
            <text:p>Age</text:p>
          </table:table-cell>
          <table:table-cell table:style-name="ce5" office:value-type="float" office:value="0.809166666666667" calcext:value-type="float">
            <text:p>0.8092</text:p>
          </table:table-cell>
          <table:table-cell table:style-name="ce5" office:value-type="float" office:value="0.74375" calcext:value-type="float">
            <text:p>0.7438</text:p>
          </table:table-cell>
          <table:table-cell/>
        </table:table-row>
        <table:table-row table:style-name="ro1">
          <table:table-cell/>
          <table:covered-table-cell/>
          <table:table-cell table:style-name="ce4" office:value-type="string" calcext:value-type="string">
            <text:p>Gender</text:p>
          </table:table-cell>
          <table:table-cell table:style-name="ce5" office:value-type="float" office:value="0.733361344537815" calcext:value-type="float">
            <text:p>0.7334</text:p>
          </table:table-cell>
          <table:table-cell table:style-name="ce5" office:value-type="float" office:value="0.742916666666667" calcext:value-type="float">
            <text:p>0.742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tings: </text:p>
          </table:table-cell>
          <table:table-cell office:value-type="string" calcext:value-type="string">
            <text:p>All with Age target uses SVM polynomial kernel with degree=3, coeff = 10, and gamma=1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with Gender target uses SVM polynomial kernel with degree=2, coeff = 10000, and gamma=1 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Experiment 2: Using some features from twit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only hashtags and links were transformed into “ HASHTAG_HERE” and “ LINK_HERE ” because mentions (stuff with @username) were already considered before while retweets doesnt have anything distinct to it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Task</text:p>
          </table:table-cell>
          <table:covered-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Gende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With Hashtag and Link Transformation</text:p>
          </table:table-cell>
          <table:covered-table-cell table:number-columns-repeated="2" table:style-name="ce4"/>
          <table:table-cell table:style-name="ce5" office:value-type="float" office:value="0.80515406162465" calcext:value-type="float">
            <text:p>0.8052</text:p>
          </table:table-cell>
          <table:table-cell table:style-name="ce5" office:value-type="float" office:value="0.76875" calcext:value-type="float">
            <text:p>0.7688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No transformation</text:p>
          </table:table-cell>
          <table:covered-table-cell table:number-columns-repeated="2" table:style-name="ce4"/>
          <table:table-cell table:style-name="ce5" office:value-type="float" office:value="0.809166666666667" calcext:value-type="float">
            <text:p>0.8092</text:p>
          </table:table-cell>
          <table:table-cell table:style-name="ce5" office:value-type="float" office:value="0.742916666666667" calcext:value-type="float">
            <text:p>0.742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ings: </text:p>
          </table:table-cell>
          <table:table-cell office:value-type="string" calcext:value-type="string">
            <text:p>All with Age target uses SVM polynomial kernel with degree=3, coeff = 10, and gamma=1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l with Gender target uses SVM polynomial kernel with degree=2, coeff = 10000, and gamma=1 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ore notes: I did see “link_here” to be a top informative word for age classific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9:01:34.275657000</meta:creation-date>
    <dc:date>2015-11-26T19:46:38.423004003</dc:date>
    <meta:editing-duration>PT39M53S</meta:editing-duration>
    <meta:editing-cycles>8</meta:editing-cycles>
    <meta:generator>LibreOffice/4.2.8.2$Linux_X86_64 LibreOffice_project/420m0$Build-2</meta:generator>
    <meta:document-statistic meta:table-count="1" meta:cell-count="29" meta:object-count="0"/>
  </office:meta>
</office:document-meta>
</file>